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TML_20_Preformatted">
      <style:paragraph-properties fo:margin-left="1.27cm"/>
      <style:text-properties officeooo:paragraph-rsid="0013d00c"/>
    </style:style>
    <style:style style:name="P2" style:family="paragraph" style:parent-style-name="Normal_20__28_Web_29_" style:list-style-name="WWNum18">
      <style:paragraph-properties fo:margin-top="0.494cm" fo:margin-bottom="0.494cm" style:contextual-spacing="false"/>
      <style:text-properties officeooo:paragraph-rsid="0013d00c"/>
    </style:style>
    <style:style style:name="P3" style:family="paragraph" style:parent-style-name="Normal_20__28_Web_29_">
      <style:paragraph-properties fo:margin-left="1.27cm" fo:margin-top="0.494cm" fo:margin-bottom="0.494cm" style:contextual-spacing="false"/>
      <style:text-properties officeooo:paragraph-rsid="0013d00c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d00c"/>
    </style:style>
    <style:style style:name="P5" style:family="paragraph" style:parent-style-name="Standard" style:list-style-name="L2">
      <style:paragraph-properties fo:margin-top="0.101cm" fo:margin-bottom="0.101cm" style:contextual-spacing="false"/>
    </style:style>
    <style:style style:name="P6" style:family="paragraph" style:parent-style-name="Standard" style:list-style-name="L2">
      <style:paragraph-properties fo:margin-top="0.101cm" fo:margin-bottom="0.101cm" style:contextual-spacing="false"/>
      <style:text-properties fo:font-weight="normal" style:font-weight-asian="normal" style:font-weight-complex="normal"/>
    </style:style>
    <style:style style:name="T1" style:family="text">
      <style:text-properties style:font-name="Courier New" fo:font-size="10pt" style:font-name-asian="Times New Roman1" style:font-size-asian="10pt" style:language-asian="pl" style:country-asian="PL" style:font-name-complex="Courier New1"/>
    </style:style>
    <style:style style:name="T2" style:family="text">
      <style:text-properties style:font-name="Courier New" fo:font-size="10pt" style:font-name-asian="Times New Roman1" style:font-size-asian="10pt" style:language-asian="pl" style:country-asian="PL" style:font-name-complex="Courier New1" style:font-size-complex="10pt"/>
    </style:style>
    <style:style style:name="T3" style:family="text">
      <style:text-properties style:font-name="Courier New" fo:font-size="10pt" fo:language="en" fo:country="US" style:font-name-asian="Times New Roman1" style:font-size-asian="10pt" style:language-asian="pl" style:country-asian="PL" style:font-name-complex="Courier New1"/>
    </style:style>
    <style:style style:name="T4" style:family="text">
      <style:text-properties style:font-name="Courier New" fo:font-size="10pt" fo:language="en" fo:country="US" style:font-name-asian="Times New Roman1" style:font-size-asian="10pt" style:language-asian="pl" style:country-asian="PL" style:font-name-complex="Courier New1" style:font-size-complex="10pt"/>
    </style:style>
    <style:style style:name="T5" style:family="text">
      <style:text-properties style:font-name="Times New Roman" fo:font-size="13.5pt" fo:font-weight="bold" style:font-name-asian="Times New Roman1" style:font-size-asian="13.5pt" style:language-asian="pl" style:country-asian="PL" style:font-weight-asian="bold" style:font-name-complex="Times New Roman1" style:font-size-complex="13.5pt" style:font-weight-complex="bold"/>
    </style:style>
    <style:style style:name="T6" style:family="tex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8" style:family="text">
      <style:text-properties style:font-name-asian="F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F"/>
    </style:style>
    <style:style style:name="T11" style:family="text">
      <style:text-properties fo:language="en" fo:country="US" style:language-asian="pl" style:country-asian="PL"/>
    </style:style>
    <style:style style:name="T12" style:family="text">
      <style:text-properties style:language-asian="pl" style:country-asian="P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6">Pobierz listę wszystkich książek wypożyczonych przez konkretnego czytelnika:</text:p>
        </text:list-item>
        <text:list-item>
          <text:p text:style-name="P5"><text:span text:style-name="Strong_20_Emphasis"><text:span text:style-name="T14">Pobierz listę książek wydanych po roku 2010, posortowaną rosnąco według tytułu.</text:span></text:span></text:p>
        </text:list-item>
        <text:list-item>
          <text:p text:style-name="P5"><text:span text:style-name="Strong_20_Emphasis"><text:span text:style-name="T14">Pobierz listę wszystkich czytelników, którzy mają w nazwisku literę "a".</text:span></text:span></text:p>
        </text:list-item>
        <text:list-item>
          <text:p text:style-name="P6">Pobierz listę książek, które zostały wypożyczone po 1 stycznia 2022 roku:</text:p>
        </text:list-item>
        <text:list-item>
          <text:p text:style-name="P6">Pobierz listę wypożyczeń zawierającą imię i nazwisko czytelnika oraz tytuł książki:</text:p>
        </text:list-item>
        <text:list-item>
          <text:p text:style-name="P6">Oblicz, ile książek wypożyczył każdy czytelnik:</text:p>
        </text:list-item>
        <text:list-item>
          <text:p text:style-name="P6">Znajdź książkę, która była wypożyczona najwięcej razy:</text:p>
        </text:list-item>
        <text:list-item>
          <text:p text:style-name="P6">Pobierz książki, które nigdy nie zostały wypożyczone:</text:p>
        </text:list-item>
        <text:list-item>
          <text:p text:style-name="P6">Pobierz czytelników, którzy wypożyczyli więcej niż 5 książek:</text:p>
        </text:list-item>
        <text:list-item>
          <text:p text:style-name="P5"><text:span text:style-name="Strong_20_Emphasis"><text:span text:style-name="T14">Pobierz listę książek (tytuł i autor) wypożyczonych przez czytelników, których nazwisko zaczyna się na literę "K".</text:span></text:span></text:p>
        </text:list-item>
        <text:list-item>
          <text:p text:style-name="P5"><text:span text:style-name="Strong_20_Emphasis"><text:span text:style-name="T14">Pobierz listę książek wypożyczonych przez czytelników z danego miasta (np. "Warszawa").</text:span></text:span></text:p>
        </text:list-item>
        <text:list-item>
          <text:p text:style-name="P5"><text:span text:style-name="Strong_20_Emphasis"><text:span text:style-name="T14">Oblicz średnią liczbę wypożyczeń przypadającą na czytelnika.</text:span></text:span></text:p>
        </text:list-item>
        <text:list-item>
          <text:p text:style-name="P5"><text:span text:style-name="Strong_20_Emphasis"><text:span text:style-name="T14">Oblicz łączną liczbę wypożyczeń książek wydanych w latach 2000–2010.</text:span></text:span></text:p>
        </text:list-item>
        <text:list-item>
          <text:p text:style-name="P5"><text:span text:style-name="Strong_20_Emphasis"><text:span text:style-name="T14">Oblicz maksymalną, minimalną i średnią liczbę wypożyczeń na czytelnika.</text:span></text:span></text:p>
        </text:list-item>
        <text:list-item>
          <text:p text:style-name="P5"><text:span text:style-name="Strong_20_Emphasis"><text:span text:style-name="T14">Pobierz tytuły książek, które zostały wypożyczone przynajmniej 3 razy.</text:span></text:span></text:p>
        </text:list-item>
        <text:list-item>
          <text:p text:style-name="P5"><text:span text:style-name="Strong_20_Emphasis"><text:span text:style-name="T14">Pobierz listę czytelników, którzy wypożyczyli książkę przed jej rokiem wydania.</text:span></text:span></text:p>
        </text:list-item>
        <text:list-item>
          <text:p text:style-name="P5"><text:span text:style-name="Strong_20_Emphasis"><text:span text:style-name="T14">Pobierz tytuły książek, które zostały wypożyczone co najmniej raz w sierpniu 2024 roku.</text:span></text:span></text:p>
        </text:list-item>
        <text:list-item>
          <text:p text:style-name="P5"><text:span text:style-name="Strong_20_Emphasis"><text:span text:style-name="T14">Zaktualizuj adresy e-mail czytelników, którzy nie wypożyczyli książki w ciągu ostatnich dwóch lat, ustawiając je na "nieaktywny".</text:span></text:span></text:p>
        </text:list-item>
        <text:list-item>
          <text:p text:style-name="P5"><text:span text:style-name="Strong_20_Emphasis"><text:span text:style-name="T14">Usuń wypożyczenia książek, które nigdy nie zostały zwrócone (brak daty zwrotu).</text:span></text:span></text:p>
        </text:list-item>
        <text:list-item>
          <text:p text:style-name="P6">Zaktualizuj adres e-mail czytelników, którzy wypożyczyli książkę przed rokiem 2000, dodając do ich e-maila prefiks old_.</text:p>
        </text:list-item>
        <text:list-item>
          <text:p text:style-name="P6">Zwiększ rok wydania o 1 dla książek, które były wypożyczone więcej niż 5 razy.</text:p>
        </text:list-item>
        <text:list-item>
          <text:p text:style-name="P6">Zaktualizuj rok wydania książek: jeśli książka została wydana przed rokiem 2000, ustaw nowy rok na 2000; jeśli książka jest wydana po 2010, ustaw nowy rok na 2010.</text:p>
        </text:list-item>
        <text:list-item>
          <text:p text:style-name="P6">Zaktualizuj datę zwrotu o 14 dni dla wszystkich wypożyczeń, które miały się odbyć w sierpniu 2024 roku.</text:p>
        </text:list-item>
        <text:list-item>
          <text:p text:style-name="P6">Usuń wszystkie wypożyczenia książek, które nie były wypożyczone przez więcej niż 2 lata (zakładamy, że Data_zwrotu powinna być wcześniejsza niż dwa lata temu).</text:p>
        </text:list-item>
        <text:list-item>
          <text:p text:style-name="P6">Usuń wszystkie książki, które nigdy nie zostały wypożyczone.</text:p>
        </text:list-item>
        <text:list-item>
          <text:p text:style-name="P6">Usuń wszystkie dane wypożyczeń starszych niż 5 lat:</text:p>
        </text:list-item>
        <text:list-item>
          <text:p text:style-name="P6">Usuń wszystkie wypożyczenia książek, które były wypożyczone więcej niż 10 razy (zakładamy, że chcemy wyczyścić dane dla popularnych książek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_20__28_WW_29_"/>
    <style:style style:name="hljs-operator" style:family="text" style:parent-style-name="Default_20_Paragraph_20_Font_20__28_WW_29_"/>
    <style:style style:name="hljs-number" style:family="text" style:parent-style-name="Default_20_Paragraph_20_Font_20__28_WW_29_"/>
    <style:style style:name="hljs-string" style:family="text" style:parent-style-name="Default_20_Paragraph_20_Font_20__28_WW_29_"/>
    <style:style style:name="ListLabel_20_127" style:display-name="ListLabel 12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hljs-built_5f_in" style:display-name="hljs-built_in" style:family="text" style:parent-style-name="Default_20_Paragraph_20_Font_20__28_WW_29_"/>
    <style:style style:name="ListLabel_20_145" style:display-name="ListLabel 14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ListLabel_20_163" style:display-name="ListLabel 16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9:12:25.155000000</meta:creation-date>
    <dc:date>2024-10-08T09:18:17.392000000</dc:date>
    <meta:editing-duration>PT5M52S</meta:editing-duration>
    <meta:editing-cycles>1</meta:editing-cycles>
    <meta:document-statistic meta:table-count="0" meta:image-count="0" meta:object-count="0" meta:page-count="1" meta:paragraph-count="27" meta:word-count="351" meta:character-count="2389" meta:non-whitespace-character-count="2093"/>
    <meta:generator>LibreOffice/24.2.0.3$Windows_X86_64 LibreOffice_project/da48488a73ddd66ea24cf16bbc4f7b9c08e9bea1</meta:generator>
  </office:meta>
</office:document-meta>
</file>